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p text:style-name="Standard"/>
      <text:list xml:id="list6750280808346836952" text:style-name="L1">
        <text:list-item>
          <text:p text:style-name="P1">FEMALE AND MALE AI</text:p>
        </text:list-item>
        <text:list-item>
          <text:p text:style-name="P1">AI SIMPLE ROUTINE</text:p>
        </text:list-item>
        <text:list-item>
          <text:p text:style-name="P1">BASIC CAMERA MOVEMENT (OK)</text:p>
        </text:list-item>
        <text:list-item>
          <text:p text:style-name="P1">AI FEAR AND CURIOSITY MODIFIERS</text:p>
        </text:list-item>
        <text:list-item>
          <text:p text:style-name="P1">AI PANIC MODE</text:p>
        </text:list-item>
        <text:list-item>
          <text:p text:style-name="P1">PLANNING MODE</text:p>
        </text:list-item>
      </text:list>
      <text:list xml:id="list3306362545687791262" text:style-name="L2">
        <text:list-item>
          <text:p text:style-name="P2">HUNTING MODE</text:p>
        </text:list-item>
        <text:list-item>
          <text:p text:style-name="P2">BASIC MAP AND AI SPRITES (NO ANIMATIONS)</text:p>
        </text:list-item>
        <text:list-item>
          <text:p text:style-name="P2">SOME PROGRAMMER ART FOR THE LEVEL</text:p>
        </text:list-item>
      </text:list>
      <text:list xml:id="list35696936" text:continue-list="list6750280808346836952" text:style-name="L1">
        <text:list-item>
          <text:p text:style-name="P1">TRAPS UI</text:p>
        </text:list-item>
        <text:list-item>
          <text:p text:style-name="P1">AI MODIFIERS UI (SLOW, EXCITED)</text:p>
        </text:list-item>
        <text:list-item>
          <text:p text:style-name="P1">TRAPS PLACEMENT (LURE, BUMP , VICE AND MISC)</text:p>
        </text:list-item>
        <text:list-item>
          <text:p text:style-name="P1">GAME OVER AND WIN EVENTS</text:p>
        </text:list-item>
        <text:list-item>
          <text:p text:style-name="P1">AI SEX</text:p>
        </text:list-item>
        <text:list-item>
          <text:p text:style-name="P1">BASIC SCORE SYSTEM FOR FEAR LEVEL AND KILLIN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2-19T15:50:06.59</dc:date>
    <meta:editing-duration>PT3H58M5S</meta:editing-duration>
    <meta:editing-cycles>17</meta:editing-cycles>
    <meta:generator>OpenOffice/4.1.3$Win32 OpenOffice.org_project/413m1$Build-9783</meta:generator>
    <meta:document-statistic meta:table-count="0" meta:image-count="0" meta:object-count="0" meta:page-count="1" meta:paragraph-count="16" meta:word-count="83" meta:character-count="393"/>
  </office:meta>
</office:document-meta>
</file>